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PivotException.InterceptorPivotException( String intercep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ceptorPivotException.setInterceptorName( String intercep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PivotException.getIntercep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PivotException.InterceptorPivotException( String interceptorNam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ceptorPivotException.InterceptorPivotException( String interceptorName , Object returnValu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ceptorPivotException.InterceptorPivotException( String interceptorName , Object retur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ceptorPivotException.get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